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99ccff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99ccff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6" style:family="table-cell" style:parent-style-name="Default" style:data-style-name="N12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style-name="Default"/>
          <table:table-cell table:number-columns-repeated="3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style-name="Default"/>
          <table:table-cell table:number-columns-repeated="11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nte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REC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22" table:formula="of:=([.B5]*[.B21]*2) + ([.C5]*[.B22]*2) + ([.D5] *[.B23]* 2) + [.E5]" office:value-type="float" office:value="1566" calcext:value-type="float">
            <text:p>1566</text:p>
          </table:table-cell>
          <table:table-cell table:style-name="ce23" table:formula="of:=([.B5]*[.B21]*2*[.B26]) + ([.C5]*[.B22]*2*[.B27]) + ([.D5] *[.B23]* 2*[.B27]) + ([.E5]*[.B27])" office:value-type="currency" office:currency="EUR" office:value="288.72" calcext:value-type="currency">
            <text:p>288.72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88.72" calcext:value-type="currency">
            <text:p>288.72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21.654" calcext:value-type="currency">
            <text:p>21.65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310.374" calcext:value-type="currency">
            <text:p>310.37 €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3" office:value-type="string" calcext:value-type="string">
            <text:p>Pot</text:p>
          </table:table-cell>
          <table:table-cell table:style-name="ce42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Ajd </text:p>
          </table:table-cell>
          <table:table-cell table:style-name="ce43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Lj ↔ Let</text:p>
          </table:table-cell>
          <table:table-cell table:style-name="ce43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Ajd ↔ Let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35"/>
          <table:table-cell table:style-name="ce44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34" office:value-type="string" calcext:value-type="string">
            <text:p>Prevoz EUR/km</text:p>
          </table:table-cell>
          <table:table-cell table:style-name="ce45" office:value-type="currency" office:currency="EUR" office:value="0.18" calcext:value-type="currency">
            <text:p>0.18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>
          <table:table-cell table:style-name="ce36" office:value-type="string" calcext:value-type="string">
            <text:p>Sluzbeno potovanje EUR/km</text:p>
          </table:table-cell>
          <table:table-cell table:style-name="ce46" office:value-type="currency" office:currency="EUR" office:value="0.37" calcext:value-type="currency">
            <text:p>0.37 €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3">
          <table:table-cell table:style-name="Default"/>
          <table:table-cell table:number-columns-repeated="7"/>
          <table:table-cell table:style-name="ce28"/>
          <table:table-cell table:number-columns-repeated="3"/>
        </table:table-row>
        <table:table-row table:style-name="ro2">
          <table:table-cell table:style-name="Default"/>
          <table:table-cell table:number-columns-repeated="7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13:00:59.815592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8-04-12T13:02:11.316389474</dc:date>
    <meta:editing-duration>P1DT15H58M35S</meta:editing-duration>
    <meta:editing-cycles>31</meta:editing-cycles>
    <meta:generator>LibreOffice/6.0.3.2$Linux_X86_64 LibreOffice_project/00m0$Build-2</meta:generator>
    <meta:document-statistic meta:table-count="1" meta:cell-count="54" meta:object-count="0"/>
  </office:meta>
</office:document-meta>
</file>